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.5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7.2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8.6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7.1cm"/>
    </style:style>
    <style:style style:name="gr14" style:family="graphic" style:parent-style-name="standard">
      <style:graphic-properties draw:textarea-horizontal-align="justify" draw:textarea-vertical-align="middle" draw:auto-grow-height="false" fo:min-height="1.05cm" fo:min-width="7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6.9cm"/>
    </style:style>
    <style:style style:name="gr16" style:family="graphic" style:parent-style-name="standard">
      <style:graphic-properties draw:opacity="50%" draw:opacity-name="" draw:textarea-horizontal-align="justify" draw:textarea-vertical-align="middle" draw:auto-grow-height="false" fo:min-height="5.95cm" fo:min-width="11.3cm"/>
    </style:style>
    <style:style style:name="gr17" style:family="graphic" style:parent-style-name="standard">
      <style:graphic-properties draw:stroke="none" svg:stroke-color="#000000" draw:fill="none" draw:fill-color="#ffffff" fo:min-height="3.05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style:font-name="MathJax_Typewri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style:font-name="MathJax_Typewriter"/>
    </style:style>
    <style:style style:name="P6" style:family="paragraph">
      <style:paragraph-properties fo:text-align="center"/>
      <style:text-properties style:font-name="MathJax_Typewriter" fo:font-size="54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style:font-name="MathJax_Typewriter" fo:font-size="54pt" style:font-size-asian="40pt" style:font-size-complex="40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4cm" svg:x="13.2cm" svg:y="7.6cm">
          <text:p text:style-name="P1">Homepa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8cm" svg:y1="9cm" svg:x2="9cm" svg:y2="12.3cm">
          <text:p/>
        </draw:line>
        <draw:line draw:style-name="gr2" draw:text-style-name="P2" draw:layer="layout" svg:x1="17.5cm" svg:y1="9cm" svg:x2="20.3cm" svg:y2="10.9cm">
          <text:p/>
        </draw:line>
        <draw:custom-shape draw:style-name="gr3" draw:text-style-name="P1" draw:layer="layout" svg:width="5.8cm" svg:height="1.6cm" svg:x="19cm" svg:y="1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.5cm" svg:x="5.4cm" svg:y="12.3cm">
          <text:p text:style-name="P1">Registeratio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.1cm" svg:x="2.9cm" svg:y="16.5cm">
          <text:p text:style-name="P3">Host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1cm" svg:x="10.1cm" svg:y="16.5cm">
          <text:p text:style-name="P1">Stud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7cm" svg:y1="13.9cm" svg:x2="5.4cm" svg:y2="16.4cm">
          <text:p/>
        </draw:line>
        <draw:line draw:style-name="gr2" draw:text-style-name="P2" draw:layer="layout" svg:x1="8.7cm" svg:y1="13.9cm" svg:x2="12.6cm" svg:y2="16.4cm">
          <text:p/>
        </draw:line>
        <draw:custom-shape draw:style-name="gr6" draw:text-style-name="P3" draw:layer="layout" svg:width="6.4cm" svg:height="1.3cm" svg:x="1.7cm" svg:y="21.4cm">
          <text:p text:style-name="P3">ManageHoste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17.6cm" svg:x2="5.3cm" svg:y2="21.3cm">
          <text:p/>
        </draw:line>
        <draw:custom-shape draw:style-name="gr7" draw:text-style-name="P1" draw:layer="layout" svg:width="6cm" svg:height="1.3cm" svg:x="20.2cm" svg:y="24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12.6cm" svg:y="24cm">
          <text:p text:style-name="P1">BookHoste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3cm" svg:y1="16.6cm" svg:x2="19.8cm" svg:y2="12.8cm">
          <text:p/>
        </draw:line>
        <draw:line draw:style-name="gr9" draw:text-style-name="P4" draw:layer="layout" svg:x1="15.9cm" svg:y1="19.7cm" svg:x2="37.4cm" svg:y2="19.7cm">
          <text:p/>
        </draw:line>
        <draw:line draw:style-name="gr2" draw:text-style-name="P2" draw:layer="layout" svg:x1="23.5cm" svg:y1="19.7cm" svg:x2="23.5cm" svg:y2="24cm">
          <text:p/>
        </draw:line>
        <draw:line draw:style-name="gr2" draw:text-style-name="P2" draw:layer="layout" svg:x1="16cm" svg:y1="19.7cm" svg:x2="16.1cm" svg:y2="24cm">
          <text:p/>
        </draw:line>
        <draw:custom-shape draw:style-name="gr10" draw:text-style-name="P1" draw:layer="layout" svg:width="7.7cm" svg:height="1.3cm" svg:x="26.7cm" svg:y="24.1cm">
          <text:p text:style-name="P1">RaiseComplai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7cm" svg:y1="19.7cm" svg:x2="32.7cm" svg:y2="24.2cm">
          <text:p/>
        </draw:line>
        <draw:custom-shape draw:style-name="gr11" draw:text-style-name="P1" draw:layer="layout" svg:width="8.2cm" svg:height="1.4cm" svg:x="20.1cm" svg:y="15.4cm">
          <text:p text:style-name="P1">StudentHomepa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cm" svg:y1="12.6cm" svg:x2="23.1cm" svg:y2="15.3cm">
          <text:p/>
        </draw:line>
        <draw:line draw:style-name="gr2" draw:text-style-name="P2" draw:layer="layout" svg:x1="23.9cm" svg:y1="16.9cm" svg:x2="23.9cm" svg:y2="19.6cm">
          <text:p/>
        </draw:line>
        <draw:custom-shape draw:style-name="gr12" draw:text-style-name="P1" draw:layer="layout" svg:width="9.1cm" svg:height="1.4cm" svg:x="29.5cm" svg:y="27.7cm">
          <text:p text:style-name="P1"><text:span text:style-name="T1">FeedBack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7.3cm" svg:y1="19.7cm" svg:x2="37.3cm" svg:y2="27.8cm">
          <text:p/>
        </draw:line>
        <draw:line draw:style-name="gr9" draw:text-style-name="P4" draw:layer="layout" svg:x1="2.9cm" svg:y1="22.7cm" svg:x2="3cm" svg:y2="37.1cm">
          <text:p/>
        </draw:line>
        <draw:custom-shape draw:style-name="gr13" draw:text-style-name="P1" draw:layer="layout" svg:width="7.6cm" svg:height="1.5cm" svg:x="6.8cm" svg:y="28.4cm">
          <text:p text:style-name="P1">ViewHostelRequests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9cm" svg:y1="29.3cm" svg:x2="6.8cm" svg:y2="29.4cm">
          <text:p/>
        </draw:line>
        <draw:custom-shape draw:style-name="gr14" draw:text-style-name="P1" draw:layer="layout" svg:width="7.5cm" svg:height="1.3cm" svg:x="7cm" svg:y="31.7cm">
          <text:p text:style-name="P1">ViewComplaints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cm" svg:y1="32.4cm" svg:x2="7cm" svg:y2="32.5cm">
          <text:p/>
        </draw:line>
        <draw:custom-shape draw:style-name="gr15" draw:text-style-name="P1" draw:layer="layout" svg:width="7.4cm" svg:height="1.2cm" svg:x="7cm" svg:y="35.5cm">
          <text:p text:style-name="P1">EditHostel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1.8cm" svg:height="6.2cm" svg:x="5cm" svg:y="27.7cm">
          <text:p text:style-name="P1">Messages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cm" svg:y1="36.3cm" svg:x2="6.9cm" svg:y2="36.3cm">
          <text:p/>
        </draw:line>
        <draw:frame draw:style-name="gr17" draw:text-style-name="P7" draw:layer="layout" svg:width="27.9cm" svg:height="3.3cm" svg:x="8cm" svg:y="2.4cm">
          <draw:text-box>
            <text:p text:style-name="P6"><text:span text:style-name="T2">Hoste</text:span><text:span text:style-name="T2">lWala </text:span><text:span text:style-name="T2">Site </text:span><text:span text:style-name="T2">Desig</text:span><text:span text:style-name="T2">n</text:span></text:p>
          </draw:text-box>
        </draw:frame>
        <draw:line draw:style-name="gr9" draw:text-style-name="P4" draw:layer="layout" svg:x1="1cm" svg:y1="5.5cm" svg:x2="41cm" svg:y2="5.4cm">
          <text:p/>
        </draw:line>
        <draw:line draw:style-name="gr9" draw:text-style-name="P4" draw:layer="layout" svg:x1="1cm" svg:y1="1.6cm" svg:x2="41cm" svg:y2="1.5cm">
          <text:p/>
        </draw:line>
        <draw:frame draw:style-name="gr18" draw:text-style-name="P8" draw:layer="layout" svg:width="9.4cm" svg:height="0.962cm" svg:x="31.1cm" svg:y="57.5cm">
          <draw:text-box>
            <text:p text:style-name="P3">Confidential Docu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826aaf" draw:end-color="#4e9a06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8:43:52.972425585</meta:creation-date>
    <dc:date>2020-02-18T19:21:33.408556128</dc:date>
    <meta:editing-duration>PT25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